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matchedActionOutput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matchedActionOutputException.getForwar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matchedActionOutputException.MismatchedActionOutputException( String actionName , FlowController flowController , String actionOutputName , String forwardName , String expectedType , String actu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smatchedActionOutputException.getExpec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matchedActionOutput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matchedActionOutputException.getActionOutp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matchedActionOutputException.getActu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matchedActionOutput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